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1.46pt"/>
    </style:style>
    <style:style style:name="co2" style:family="table-column">
      <style:table-column-properties fo:break-before="auto" style:column-width="70.95pt"/>
    </style:style>
    <style:style style:name="co3" style:family="table-column">
      <style:table-column-properties fo:break-before="auto" style:column-width="67.95pt"/>
    </style:style>
    <style:style style:name="co4" style:family="table-column">
      <style:table-column-properties fo:break-before="auto" style:column-width="100.46pt"/>
    </style:style>
    <style:style style:name="co5" style:family="table-column">
      <style:table-column-properties fo:break-before="auto" style:column-width="128.75pt"/>
    </style:style>
    <style:style style:name="co6" style:family="table-column">
      <style:table-column-properties fo:break-before="auto" style:column-width="179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Test Accuracy </text:p>
          </table:table-cell>
          <table:table-cell table:number-columns-repeated="1017"/>
        </table:table-row>
        <table:table-row table:style-name="ro1"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Multilayer Perceptron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LP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025" calcext:value-type="float">
            <text:p>0.8025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Ou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rNet 32-64-128_128_64_3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75" calcext:value-type="float">
            <text:p>0.8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_32-64-128_128_64_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OurNet_32-64-128_max3_128_max3_64_max3_</text:span>_256_256_256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425" calcext:value-type="float">
            <text:p>0.9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 64-128-128_max3_128-64_avg3_max3__256_256_25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388" calcext:value-type="float">
            <text:p>0.9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 64-64-128_max3_128-64-64_avg3_max3__256_512_25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87" calcext:value-type="float">
            <text:p>0.9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 64-128-256_max3_128-64_max3_64_max3__256_512_25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-128-128_max3_128-64_avg3_max3__256_256_256 + BN + ConvDropout(0.3)</text:p>
          </table:table-cell>
          <table:table-cell office:value-type="string" calcext:value-type="string">
            <text:p>0.5 – 0.3</text:p>
          </table:table-cell>
          <table:table-cell office:value-type="float" office:value="30" calcext:value-type="float">
            <text:p>30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25" calcext:value-type="float">
            <text:p>0.9425</text:p>
          </table:table-cell>
          <table:table-cell table:number-columns-repeated="1017"/>
        </table:table-row>
        <table:table-row table:style-name="ro1" table:number-rows-repeated="14">
          <table:table-cell table:number-columns-repeated="1023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9:26:24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9-01T19:28:15.698000000</dc:date>
    <meta:editing-duration>PT1H41M45S</meta:editing-duration>
    <meta:editing-cycles>13</meta:editing-cycles>
    <meta:document-statistic meta:table-count="1" meta:cell-count="56" meta:object-count="0"/>
  </office:meta>
</office:document-meta>
</file>